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8a6" officeooo:paragraph-rsid="000398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s and strings</text:p>
      <text:p text:style-name="P1"><text:tab/>why do we use them</text:p>
      <text:p text:style-name="P1"/>
      <text:p text:style-name="P1">local vs global variables</text:p>
      <text:p text:style-name="P1"><text:tab/>when do we use each</text:p>
      <text:p text:style-name="P1"><text:tab/>why do we prefer local ones</text:p>
      <text:p text:style-name="P1"/>
      <text:p text:style-name="P1">what is an argument and what is a parameter</text:p>
      <text:p text:style-name="P1"><text:tab/>parameters are in function headers</text:p>
      <text:p text:style-name="P1"><text:tab/>arguments are fed to functions by us</text:p>
      <text:p text:style-name="P1"/>
      <text:p text:style-name="P1">what are the parts of a function header</text:p>
      <text:p text:style-name="P1"><text:tab/>def function name</text:p>
      <text:p text:style-name="P1"><text:tab/>parameters</text:p>
      <text:p text:style-name="P1"><text:tab/>must finish with a colon</text:p>
      <text:p text:style-name="P1"/>
      <text:p text:style-name="P1">will be given multiple functions and a main() to call them</text:p>
      <text:p text:style-name="P1"><text:tab/>draw memory diagrams</text:p>
      <text:p text:style-name="P1"><text:tab/><text:tab/>what does each function take and return</text:p>
      <text:p text:style-name="P1"><text:tab/><text:tab/>arrows</text:p>
      <text:p text:style-name="P1"/>
      <text:p text:style-name="P1">function data is destroyed afterwards, and the function goes to sleep</text:p>
      <text:p text:style-name="P1"/>
      <text:p text:style-name="P1">return statement vs no return: what does it mean</text:p>
      <text:p text:style-name="P1"/>
      <text:p text:style-name="P1">string methods</text:p>
      <text:p text:style-name="P1"><text:tab/>is alnum, .upper, .lower, is digit etc.</text:p>
      <text:p text:style-name="P1"><text:tab/>slicing strings</text:p>
      <text:p text:style-name="P1"><text:tab/>slicing negative indexes</text:p>
      <text:p text:style-name="P1"/>
      <text:p text:style-name="P1">is a string mutable or immutable?</text:p>
      <text:p text:style-name="P1"/>
      <text:p text:style-name="P1">Use for loops to access string and pull characters out</text:p>
      <text:p text:style-name="P1"><text:tab/>ex. Pull out all even or odd index</text:p>
      <text:p text:style-name="P1"/>
      <text:p text:style-name="P1">default arguments</text:p>
      <text:p text:style-name="P1"><text:tab/>what are the rules</text:p>
      <text:p text:style-name="P1"><text:tab/>how are they called and where are they used</text:p>
      <text:p text:style-name="P1"><text:tab/>keyword and positional</text:p>
      <text:p text:style-name="P1"><text:tab/>num parameters must equal num arguments</text:p>
      <text:p text:style-name="P1"/>
      <text:p text:style-name="P1">return statements</text:p>
      <text:p text:style-name="P1"><text:tab/>how many can you have in one functions</text:p>
      <text:p text:style-name="P1"><text:tab/>how many are used</text:p>
      <text:p text:style-name="P1"><text:tab/>do you even need on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4:29:47.887000000</meta:creation-date>
    <dc:date>2023-10-23T14:39:37.359000000</dc:date>
    <meta:editing-duration>PT9M53S</meta:editing-duration>
    <meta:editing-cycles>1</meta:editing-cycles>
    <meta:document-statistic meta:table-count="0" meta:image-count="0" meta:object-count="0" meta:page-count="1" meta:paragraph-count="34" meta:word-count="184" meta:character-count="1021" meta:non-whitespace-character-count="847"/>
    <meta:generator>LibreOffice/7.6.2.1$Windows_X86_64 LibreOffice_project/56f7684011345957bbf33a7ee678afaf4d2ba333</meta:generator>
  </office:meta>
</office:document-meta>
</file>